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ba456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 style:list-style-name="L3">
      <style:text-properties fo:font-size="10pt" officeooo:paragraph-rsid="001ca14d" style:font-size-asian="10pt" style:font-size-complex="10pt"/>
    </style:style>
    <style:style style:name="P4" style:family="paragraph" style:parent-style-name="Text_20_body" style:list-style-name="L4">
      <style:text-properties fo:font-size="10pt" style:font-size-asian="10pt" style:font-size-complex="10pt"/>
    </style:style>
    <style:style style:name="P5" style:family="paragraph" style:parent-style-name="Text_20_body" style:list-style-name="L5">
      <style:text-properties fo:font-size="10pt" style:font-size-asian="10pt" style:font-size-complex="10pt"/>
    </style:style>
    <style:style style:name="P6" style:family="paragraph" style:parent-style-name="Text_20_body" style:list-style-name="L5">
      <style:text-properties fo:font-size="10pt" officeooo:paragraph-rsid="001e68a1" style:font-size-asian="10pt" style:font-size-complex="10pt"/>
    </style:style>
    <style:style style:name="P7" style:family="paragraph" style:parent-style-name="Text_20_body" style:list-style-name="L6">
      <style:text-properties fo:font-size="10pt" style:font-size-asian="10pt" style:font-size-complex="10pt"/>
    </style:style>
    <style:style style:name="P8" style:family="paragraph" style:parent-style-name="Text_20_body" style:list-style-name="L7">
      <style:text-properties fo:font-size="10pt" style:font-size-asian="10pt" style:font-size-complex="10pt"/>
    </style:style>
    <style:style style:name="P9" style:family="paragraph" style:parent-style-name="Text_20_body" style:list-style-name="L8">
      <style:text-properties fo:font-size="10pt" style:font-size-asian="10pt" style:font-size-complex="10pt"/>
    </style:style>
    <style:style style:name="P10" style:family="paragraph" style:parent-style-name="Text_20_body" style:list-style-name="L9">
      <style:text-properties fo:font-size="10pt" style:font-size-asian="10pt" style:font-size-complex="10pt"/>
    </style:style>
    <style:style style:name="P11" style:family="paragraph" style:parent-style-name="Text_20_body" style:list-style-name="L10">
      <style:text-properties fo:font-size="10pt" style:font-size-asian="10pt" style:font-size-complex="10pt"/>
    </style:style>
    <style:style style:name="P12" style:family="paragraph" style:parent-style-name="Text_20_body" style:list-style-name="L11">
      <style:text-properties fo:font-size="10pt" style:font-size-asian="10pt" style:font-size-complex="10pt"/>
    </style:style>
    <style:style style:name="P13" style:family="paragraph" style:parent-style-name="Text_20_body" style:list-style-name="L6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 style:list-style-name="L16">
      <style:text-properties fo:font-size="10pt" officeooo:paragraph-rsid="001e68a1" style:font-size-asian="8.75pt" style:font-size-complex="10pt"/>
    </style:style>
    <style:style style:name="P15" style:family="paragraph" style:parent-style-name="Text_20_body">
      <style:text-properties fo:font-size="10pt" officeooo:paragraph-rsid="001e68a1" style:font-size-asian="8.75pt" style:font-size-complex="10pt"/>
    </style:style>
    <style:style style:name="P16" style:family="paragraph" style:parent-style-name="Text_20_body" style:list-style-name="L17">
      <style:text-properties fo:font-size="10pt" officeooo:paragraph-rsid="001e68a1" style:font-size-asian="8.75pt" style:font-size-complex="10pt"/>
    </style:style>
    <style:style style:name="P17" style:family="paragraph" style:parent-style-name="Text_20_body" style:list-style-name="L11"/>
    <style:style style:name="P18" style:family="paragraph" style:parent-style-name="Text_20_body">
      <style:text-properties style:font-name="Times New Roman" fo:font-size="10pt" style:font-size-asian="10pt" style:font-size-complex="10pt"/>
    </style:style>
    <style:style style:name="P19" style:family="paragraph" style:parent-style-name="Text_20_body" style:list-style-name="L11">
      <style:text-properties style:font-name="Times New Roman" fo:font-size="10pt" style:font-size-asian="10pt" style:font-size-complex="10pt"/>
    </style:style>
    <style:style style:name="P20" style:family="paragraph" style:parent-style-name="Text_20_body" style:list-style-name="L12">
      <style:text-properties style:font-name="Times New Roman" fo:font-size="10pt" style:font-size-asian="10pt" style:font-size-complex="10pt"/>
    </style:style>
    <style:style style:name="P21" style:family="paragraph" style:parent-style-name="Text_20_body" style:list-style-name="L13">
      <style:text-properties style:font-name="Times New Roman" fo:font-size="10pt" style:font-size-asian="10pt" style:font-size-complex="10pt"/>
    </style:style>
    <style:style style:name="P22" style:family="paragraph" style:parent-style-name="Text_20_body" style:list-style-name="L14">
      <style:text-properties style:font-name="Times New Roman" fo:font-size="10pt" style:font-size-asian="10pt" style:font-size-complex="10pt"/>
    </style:style>
    <style:style style:name="P23" style:family="paragraph" style:parent-style-name="Text_20_body" style:list-style-name="L15">
      <style:text-properties style:font-name="Times New Roman" fo:font-size="10pt" fo:font-weight="normal" officeooo:paragraph-rsid="001e68a1" style:font-size-asian="8.75pt" style:font-weight-asian="normal" style:font-size-complex="10pt" style:font-weight-complex="normal"/>
    </style:style>
    <style:style style:name="P24" style:family="paragraph" style:parent-style-name="Text_20_body">
      <style:text-properties style:font-name="Times New Roman" fo:font-size="10pt" fo:font-weight="normal" officeooo:paragraph-rsid="001e68a1" style:font-size-asian="8.75pt" style:font-weight-asian="normal" style:font-size-complex="10pt" style:font-weight-complex="normal"/>
    </style:style>
    <style:style style:name="P25" style:family="paragraph" style:parent-style-name="Contents_20_2">
      <style:paragraph-properties>
        <style:tab-stops>
          <style:tab-stop style:position="0.101cm"/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fo:font-size="16pt" officeooo:paragraph-rsid="001ca14d" style:font-size-asian="16pt" style:font-size-complex="16pt"/>
    </style:style>
    <style:style style:name="P27" style:family="paragraph" style:parent-style-name="Heading_20_1">
      <style:text-properties style:font-name="Arial" fo:font-size="16pt" fo:font-weight="bold" style:font-size-asian="16pt" style:font-weight-asian="bold" style:font-size-complex="16pt" style:font-weight-complex="bold"/>
    </style:style>
    <style:style style:name="P28" style:family="paragraph" style:parent-style-name="Heading_20_1">
      <style:text-properties officeooo:paragraph-rsid="00203cc1"/>
    </style:style>
    <style:style style:name="P29" style:family="paragraph" style:parent-style-name="Contents_20_1">
      <style:paragraph-properties>
        <style:tab-stops>
          <style:tab-stop style:position="0.101cm"/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style:font-name="Arial" fo:font-size="14pt" style:font-size-asian="14pt" style:font-size-complex="14pt"/>
    </style:style>
    <style:style style:name="P31" style:family="paragraph" style:parent-style-name="Heading_20_2">
      <style:text-properties officeooo:paragraph-rsid="001e68a1"/>
    </style:style>
    <style:style style:name="T1" style:family="text">
      <style:text-properties officeooo:rsid="001ba456"/>
    </style:style>
    <style:style style:name="T2" style:family="text">
      <style:text-properties officeooo:rsid="001ba456" fo:background-color="transparent" style:font-name-asian="TimesNewRomanPSMT" style:font-name-complex="TimesNewRomanPSMT"/>
    </style:style>
    <style:style style:name="T3" style:family="text">
      <style:text-properties officeooo:rsid="001c0c8b" fo:background-color="transparent" style:font-name-asian="TimesNewRomanPSMT" style:font-name-complex="TimesNewRomanPSMT"/>
    </style:style>
    <style:style style:name="T4" style:family="text">
      <style:text-properties officeooo:rsid="001ca14d" fo:background-color="transparent" style:font-name-asian="TimesNewRomanPSMT" style:font-name-complex="TimesNewRomanPSMT"/>
    </style:style>
    <style:style style:name="T5" style:family="text">
      <style:text-properties officeooo:rsid="0013eff7" fo:background-color="transparent" style:font-name-asian="TimesNewRomanPSMT" style:font-name-complex="TimesNewRomanPSMT"/>
    </style:style>
    <style:style style:name="T6" style:family="text">
      <style:text-properties officeooo:rsid="001e68a1" fo:background-color="transparent" style:font-name-asian="TimesNewRomanPSMT" style:font-name-complex="TimesNewRomanPSMT"/>
    </style:style>
    <style:style style:name="T7" style:family="text">
      <style:text-properties officeooo:rsid="00203cc1" fo:background-color="transparent" style:font-name-asian="TimesNewRomanPSMT" style:font-name-complex="TimesNewRomanPSMT"/>
    </style:style>
    <style:style style:name="T8" style:family="text">
      <style:text-properties officeooo:rsid="001c0c8b"/>
    </style:style>
    <style:style style:name="T9" style:family="text">
      <style:text-properties fo:font-weight="normal" officeooo:rsid="001c0c8b" style:font-weight-asian="normal" style:font-weight-complex="normal"/>
    </style:style>
    <style:style style:name="T10" style:family="text">
      <style:text-properties fo:font-weight="normal" officeooo:rsid="001ca14d" fo:background-color="transparent" style:font-name-asian="TimesNewRomanPSMT" style:font-weight-asian="normal" style:font-name-complex="TimesNewRomanPSMT" style:font-weight-complex="normal"/>
    </style:style>
    <style:style style:name="T11" style:family="text">
      <style:text-properties fo:font-weight="normal" officeooo:rsid="001c0c8b" fo:background-color="transparent" style:font-name-asian="TimesNewRomanPSMT" style:font-weight-asian="normal" style:font-name-complex="TimesNewRomanPSMT" style:font-weight-complex="normal"/>
    </style:style>
    <style:style style:name="T12" style:family="text">
      <style:text-properties fo:font-weight="bold" officeooo:rsid="001c0c8b" style:font-weight-asian="bold" style:font-weight-complex="bold"/>
    </style:style>
    <style:style style:name="T13" style:family="text">
      <style:text-properties officeooo:rsid="001ca14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e68a1"/>
    </style:style>
    <style:style style:name="T16" style:family="text">
      <style:text-properties style:font-name="Times New Roman" fo:font-size="10pt" officeooo:rsid="0013eff7" fo:background-color="transparent" style:font-name-asian="TimesNewRomanPSMT" style:font-size-asian="10pt" style:font-name-complex="TimesNewRomanPSMT" style:font-size-complex="10pt"/>
    </style:style>
    <style:style style:name="T17" style:family="text">
      <style:text-properties style:font-name="Arial" fo:font-size="16pt" fo:font-weight="bold" officeooo:rsid="001e68a1" fo:background-color="transparent" style:font-name-asian="TimesNewRomanPSMT" style:font-size-asian="16pt" style:font-weight-asian="bold" style:font-name-complex="TimesNewRomanPSMT" style:font-size-complex="16pt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XES AND IMPROVEMENTS SUMMARY</text:span></text:p>
      <text:table-of-content text:style-name="Sect1" text:protected="true" text:name="Indice generale1">
        <text:table-of-content-source text:outline-level="2">
          <text:index-title-template text:style-name="Contents_20_Heading">Table Of Contents</text:index-title-template>
          <text:table-of-content-entry-template text:outline-level="1" text:style-name="">
            <text:index-entry-tab-stop style:type="left" style:position="0.101cm" style:leader-char=" "/>
            <text:index-entry-span> </text:index-entry-span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0.101cm" style:leader-char=" "/>
            <text:index-entry-span> </text:index-entry-span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Contents_20_Heading">Table Of Contents</text:p>
          </text:index-title>
          <text:p text:style-name="P29"><text:tab/> <text:a xlink:type="simple" xlink:href="#__RefHeading__5427_1917525231" text:style-name="Index_20_Link" text:visited-style-name="Index_20_Link">1 FRONT END <text:tab/>2</text:a></text:p>
          <text:p text:style-name="P25"><text:tab/> <text:a xlink:type="simple" xlink:href="#__RefHeading__5429_1917525231" text:style-name="Index_20_Link" text:visited-style-name="Index_20_Link">1.1 Fix the pictures stretched <text:tab/>2</text:a></text:p>
          <text:p text:style-name="P25"><text:tab/> <text:a xlink:type="simple" xlink:href="#__RefHeading__5431_1917525231" text:style-name="Index_20_Link" text:visited-style-name="Index_20_Link">1.2 Fix the footer <text:tab/>2</text:a></text:p>
          <text:p text:style-name="P25"><text:tab/> <text:a xlink:type="simple" xlink:href="#__RefHeading__5433_1917525231" text:style-name="Index_20_Link" text:visited-style-name="Index_20_Link">1.3 Order of the pages <text:tab/>2</text:a></text:p>
          <text:p text:style-name="P25"><text:tab/> <text:a xlink:type="simple" xlink:href="#__RefHeading__5435_1917525231" text:style-name="Index_20_Link" text:visited-style-name="Index_20_Link">1.4 Visibility of the pages <text:s/><text:tab/>2</text:a></text:p>
          <text:p text:style-name="P25"><text:tab/> <text:a xlink:type="simple" xlink:href="#__RefHeading__5437_1917525231" text:style-name="Index_20_Link" text:visited-style-name="Index_20_Link">1.5 Add the Admin page <text:tab/>3</text:a></text:p>
          <text:p text:style-name="P25"><text:tab/> <text:a xlink:type="simple" xlink:href="#__RefHeading__5439_1917525231" text:style-name="Index_20_Link" text:visited-style-name="Index_20_Link">1.6 Add the M-N domain page <text:tab/>3</text:a></text:p>
          <text:p text:style-name="P25"><text:tab/> <text:a xlink:type="simple" xlink:href="#__RefHeading__5441_1917525231" text:style-name="Index_20_Link" text:visited-style-name="Index_20_Link">1.7 Home page <text:tab/>3</text:a></text:p>
          <text:p text:style-name="P25"><text:tab/> <text:a xlink:type="simple" xlink:href="#__RefHeading__5443_1917525231" text:style-name="Index_20_Link" text:visited-style-name="Index_20_Link">1.8 Current State page <text:tab/>4</text:a></text:p>
          <text:p text:style-name="P25"><text:tab/> <text:a xlink:type="simple" xlink:href="#__RefHeading__5445_1917525231" text:style-name="Index_20_Link" text:visited-style-name="Index_20_Link">1.9 History Diagrams page <text:tab/>4</text:a></text:p>
          <text:p text:style-name="P25"><text:tab/> <text:a xlink:type="simple" xlink:href="#__RefHeading__5447_1917525231" text:style-name="Index_20_Link" text:visited-style-name="Index_20_Link">1.10 Parameters page <text:tab/>4</text:a></text:p>
          <text:p text:style-name="P25"><text:tab/> <text:a xlink:type="simple" xlink:href="#__RefHeading__5449_1917525231" text:style-name="Index_20_Link" text:visited-style-name="Index_20_Link">1.11 Statistics page <text:tab/>5</text:a></text:p>
          <text:p text:style-name="P29"><text:tab/> <text:a xlink:type="simple" xlink:href="#__RefHeading__5451_1917525231" text:style-name="Index_20_Link" text:visited-style-name="Index_20_Link">2 BACK END <text:tab/>6</text:a></text:p>
          <text:p text:style-name="P25"><text:tab/> <text:a xlink:type="simple" xlink:href="#__RefHeading__5453_1917525231" text:style-name="Index_20_Link" text:visited-style-name="Index_20_Link">2.1 Mathematical Stuffs <text:tab/>6</text:a></text:p>
          <text:p text:style-name="P25"><text:tab/> <text:a xlink:type="simple" xlink:href="#__RefHeading__5455_1917525231" text:style-name="Index_20_Link" text:visited-style-name="Index_20_Link">2.2 Authentication System <text:tab/>6</text:a></text:p>
          <text:p text:style-name="P29"><text:tab/> <text:a xlink:type="simple" xlink:href="#__RefHeading__5457_1917525231" text:style-name="Index_20_Link" text:visited-style-name="Index_20_Link">3 DOCUMENTATION STUFFS <text:tab/>7</text:a></text:p>
          <text:p text:style-name="P25"><text:tab/> <text:a xlink:type="simple" xlink:href="#__RefHeading__5459_1917525231" text:style-name="Index_20_Link" text:visited-style-name="Index_20_Link">3.1 User Guide <text:tab/>7</text:a></text:p>
          <text:p text:style-name="P25"><text:tab/> <text:a xlink:type="simple" xlink:href="#__RefHeading__5461_1917525231" text:style-name="Index_20_Link" text:visited-style-name="Index_20_Link">3.2 Installation Guide <text:tab/>7</text:a></text:p>
          <text:p text:style-name="P29"><text:tab/> <text:a xlink:type="simple" xlink:href="#__RefHeading__5463_1917525231" text:style-name="Index_20_Link" text:visited-style-name="Index_20_Link">4 Suggestions? You're welcome :-) <text:tab/>8</text:a></text:p>
        </text:index-body>
      </text:table-of-conten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26" text:outline-level="1"><text:bookmark-start text:name="__RefHeading__5427_1917525231"/><text:soft-page-break/><text:span text:style-name="T13">FRONT END</text:span><text:bookmark-end text:name="__RefHeading__5427_1917525231"/></text:h>
      <text:h text:style-name="Heading_20_2" text:outline-level="2"><text:bookmark-start text:name="__RefHeading__5429_1917525231"/><text:span text:style-name="T1">Fix the pictures stretched</text:span><text:bookmark-end text:name="__RefHeading__5429_1917525231"/></text:h>
      <text:list xml:id="list36204843" text:style-name="L3">
        <text:list-item>
          <text:p text:style-name="P3"><text:span text:style-name="T13">In the header (the logo)</text:span></text:p>
        </text:list-item>
        <text:list-item>
          <text:p text:style-name="P3"><text:span text:style-name="T1">in the current state page</text:span></text:p>
          <text:list>
            <text:list-item>
              <text:p text:style-name="P3"><text:span text:style-name="T1">the pictures of the bridge, if I change my screen,are stretche</text:span><text:span text:style-name="T13">d</text:span></text:p>
            </text:list-item>
            <text:list-item>
              <text:p text:style-name="P3"><text:span text:style-name="T1">the google maps picture, the wind rose picture and the stack picture are always stretched</text:span></text:p>
            </text:list-item>
          </text:list>
        </text:list-item>
      </text:list>
      <text:h text:style-name="Heading_20_2" text:outline-level="2"><text:bookmark-start text:name="__RefHeading__5431_1917525231"/><text:span text:style-name="T8">Fix the footer</text:span><text:bookmark-end text:name="__RefHeading__5431_1917525231"/></text:h>
      <text:list xml:id="list36197852" text:style-name="L4">
        <text:list-item>
          <text:p text:style-name="P4"><text:span text:style-name="T8">add the last timestamp from the 10 minutes table</text:span></text:p>
        </text:list-item>
      </text:list>
      <text:h text:style-name="Heading_20_2" text:outline-level="2"><text:bookmark-start text:name="__RefHeading__5433_1917525231"/><text:span text:style-name="T12">Order of the pages</text:span><text:bookmark-end text:name="__RefHeading__5433_1917525231"/></text:h>
      <text:list xml:id="list36232294" text:style-name="L5">
        <text:list-item>
          <text:p text:style-name="P6"><text:span text:style-name="T15">Think if it could be useful put them in vertical instead in orizontal</text:span></text:p>
        </text:list-item>
        <text:list-item>
          <text:p text:style-name="P5"><text:span text:style-name="T13">H</text:span><text:span text:style-name="T8">ome</text:span></text:p>
        </text:list-item>
        <text:list-item>
          <text:p text:style-name="P5"><text:span text:style-name="T13">C</text:span><text:span text:style-name="T8">urrent state</text:span></text:p>
        </text:list-item>
        <text:list-item>
          <text:p text:style-name="P5"><text:span text:style-name="T8">M-N domain → call it “</text:span><text:span text:style-name="T13">A</text:span><text:span text:style-name="T8">ctual </text:span><text:span text:style-name="T13">S</text:span><text:span text:style-name="T8">ituation” or <text:s/></text:span><text:span text:style-name="T13">better </text:span><text:span text:style-name="T8">“</text:span><text:span text:style-name="T13">C</text:span><text:span text:style-name="T8">riticity”...</text:span><text:span text:style-name="T13">it's up to you :-)</text:span></text:p>
        </text:list-item>
        <text:list-item>
          <text:p text:style-name="P5"><text:span text:style-name="T13">History</text:span></text:p>
        </text:list-item>
        <text:list-item>
          <text:p text:style-name="P5"><text:span text:style-name="T13">Parameters</text:span></text:p>
        </text:list-item>
        <text:list-item>
          <text:p text:style-name="P5"><text:span text:style-name="T13">Statistics</text:span></text:p>
        </text:list-item>
      </text:list>
      <text:h text:style-name="Heading_20_2" text:outline-level="2"><text:bookmark-start text:name="__RefHeading__5435_1917525231"/><text:span text:style-name="T8">Visibility of the pages<text:tab/></text:span><text:bookmark-end text:name="__RefHeading__5435_1917525231"/></text:h>
      <text:list xml:id="list36204374" text:style-name="L6">
        <text:list-item>
          <text:p text:style-name="P13"><text:span text:style-name="T8">external user</text:span></text:p>
          <text:list>
            <text:list-item>
              <text:p text:style-name="P7"><text:span text:style-name="T8">home page</text:span></text:p>
            </text:list-item>
            <text:list-item>
              <text:p text:style-name="P7"><text:span text:style-name="T8">current state page</text:span></text:p>
            </text:list-item>
          </text:list>
        </text:list-item>
        <text:list-item>
          <text:p text:style-name="P13"><text:span text:style-name="T8">operator</text:span></text:p>
          <text:list>
            <text:list-item>
              <text:p text:style-name="P7"><text:span text:style-name="T8">home page</text:span></text:p>
            </text:list-item>
            <text:list-item>
              <text:p text:style-name="P7"><text:span text:style-name="T13">current state</text:span></text:p>
            </text:list-item>
            <text:list-item>
              <text:p text:style-name="P7"><text:span text:style-name="T13">M-N domain/Criticity page</text:span></text:p>
            </text:list-item>
            <text:list-item>
              <text:p text:style-name="P7"><text:span text:style-name="T13">history/historical data page</text:span></text:p>
            </text:list-item>
          </text:list>
        </text:list-item>
        <text:list-item>
          <text:p text:style-name="P13"><text:span text:style-name="T13">engineer</text:span></text:p>
          <text:list>
            <text:list-item>
              <text:p text:style-name="P7"><text:span text:style-name="T8">home page</text:span></text:p>
            </text:list-item>
            <text:list-item>
              <text:p text:style-name="P7"><text:span text:style-name="T13">current state</text:span></text:p>
            </text:list-item>
            <text:list-item>
              <text:p text:style-name="P7"><text:span text:style-name="T13">M-N domain/Criticity page</text:span></text:p>
            </text:list-item>
            <text:list-item>
              <text:p text:style-name="P7"><text:span text:style-name="T13">history/historical data page</text:span></text:p>
            </text:list-item>
            <text:list-item>
              <text:p text:style-name="P7"><text:span text:style-name="T13">parameters</text:span></text:p>
            </text:list-item>
            <text:list-item>
              <text:p text:style-name="P7"><text:span text:style-name="T13">statistics</text:span></text:p>
            </text:list-item>
          </text:list>
        </text:list-item>
        <text:list-item>
          <text:p text:style-name="P13"><text:span text:style-name="T13">administrator</text:span></text:p>
          <text:list>
            <text:list-item>
              <text:p text:style-name="P7"><text:span text:style-name="T13">only the administrator page</text:span></text:p>
            </text:list-item>
          </text:list>
        </text:list-item>
      </text:list>
      <text:h text:style-name="Heading_20_2" text:outline-level="2"><text:bookmark-start text:name="__RefHeading__5437_1917525231"/><text:soft-page-break/><text:span text:style-name="T8">Add the Admin page</text:span><text:bookmark-end text:name="__RefHeading__5437_1917525231"/></text:h>
      <text:list xml:id="list36225443" text:style-name="L7">
        <text:list-item>
          <text:p text:style-name="P8"><text:span text:style-name="T9">it is visible only to the administrator after he logs in</text:span></text:p>
        </text:list-item>
        <text:list-item>
          <text:p text:style-name="P8"><text:span text:style-name="T9">it is the only page visible by the administrator</text:span></text:p>
        </text:list-item>
        <text:list-item>
          <text:p text:style-name="P8"><text:span text:style-name="T9">put there a list of the users with some buttons to delete/modify the user attributes</text:span></text:p>
        </text:list-item>
        <text:list-item>
          <text:p text:style-name="P8"><text:span text:style-name="T9">add the module to add new users</text:span></text:p>
        </text:list-item>
      </text:list>
      <text:h text:style-name="Heading_20_2" text:outline-level="2"><text:bookmark-start text:name="__RefHeading__5439_1917525231"/><text:span text:style-name="T8">Add the M-N domain page</text:span><text:bookmark-end text:name="__RefHeading__5439_1917525231"/></text:h>
      <text:list xml:id="list36229526" text:style-name="L8">
        <text:list-item>
          <text:p text:style-name="P9"><text:span text:style-name="T9">add the M-N domain graph with the pylon</text:span></text:p>
        </text:list-item>
        <text:list-item>
          <text:p text:style-name="P9"><text:span text:style-name="T9">add the T/D checkboxes to select the worst case table</text:span></text:p>
          <text:list>
            <text:list-item>
              <text:p text:style-name="P9"><text:span text:style-name="T9">by default, they are checked, so the right table is the 11</text:span></text:p>
            </text:list-item>
          </text:list>
        </text:list-item>
        <text:list-item>
          <text:p text:style-name="P9"><text:span text:style-name="T9">add the worst case table</text:span></text:p>
          <text:list>
            <text:list-item>
              <text:p text:style-name="P9"><text:span text:style-name="T9">some fixes on the columns:</text:span></text:p>
            </text:list-item>
          </text:list>
        </text:list-item>
      </text:list>
      <text:list xml:id="list36230159" text:style-name="L9">
        <text:list-item>
          <text:list>
            <text:list-item>
              <text:list>
                <text:list-item>
                  <text:p text:style-name="P10"><text:span text:style-name="T9">Worst case → re-name it into Safety Factor</text:span></text:p>
                </text:list-item>
                <text:list-item>
                  <text:p text:style-name="P10"><text:span text:style-name="T9">Combination Number/Label → re-name it into combination</text:span></text:p>
                </text:list-item>
              </text:list>
            </text:list-item>
          </text:list>
        </text:list-item>
        <text:list-item>
          <text:p text:style-name="P10"><text:span text:style-name="T9">add a legend for the combinations</text:span></text:p>
          <text:list>
            <text:list-item>
              <text:p text:style-name="P10"><text:span text:style-name="T9">you can check the technical documentation for more informations or ask to me or to Lorenzo</text:span></text:p>
            </text:list-item>
          </text:list>
        </text:list-item>
        <text:list-item>
          <text:p text:style-name="P10"><text:span text:style-name="T9">add the alarm button to send alarms</text:span></text:p>
          <text:list>
            <text:list-item>
              <text:p text:style-name="P10"><text:span text:style-name="T9">if possible, it should send an e-mail to the “engineers”</text:span></text:p>
            </text:list-item>
            <text:list-item>
              <text:p text:style-name="P10"><text:span text:style-name="T9">if not possible, you could create a pop-up window in which you can say:</text:span></text:p>
              <text:list>
                <text:list-item>
                  <text:p text:style-name="P10"><text:span text:style-name="T9">“further implementations: pushing this button it will be send an e-mail to: (and here you add the names and the e-mails of the registered engineers) which are in charge to examine the situation. The critical situation is: (and here you put the worst case table). And then bla bla bla... :-)</text:span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5441_1917525231"/><text:span text:style-name="T1">Home page</text:span><text:bookmark-end text:name="__RefHeading__5441_1917525231"/></text:h>
      <text:list xml:id="list36238141" text:style-name="L10">
        <text:list-item>
          <text:p text:style-name="P11"><text:span text:style-name="T1">add/improve the description of the project (I will provide it to you asap)</text:span></text:p>
          <text:list>
            <text:list-item>
              <text:p text:style-name="P11"><text:span text:style-name="T1">purposes</text:span></text:p>
            </text:list-item>
            <text:list-item>
              <text:p text:style-name="P11"><text:span text:style-name="T1">features</text:span></text:p>
            </text:list-item>
            <text:list-item>
              <text:p text:style-name="P11"><text:span text:style-name="T1">some useful links to documentation (user guide, installation guide, technical documentation)</text:span></text:p>
            </text:list-item>
            <text:list-item>
              <text:p text:style-name="P11"><text:span text:style-name="T1">tell about NTC 08 and EU 305/2011</text:span></text:p>
            </text:list-item>
          </text:list>
        </text:list-item>
        <text:list-item>
          <text:p text:style-name="P11"><text:span text:style-name="T1">add a description of each member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h text:style-name="Heading_20_2" text:outline-level="2"><text:bookmark-start text:name="__RefHeading__5443_1917525231"/><text:soft-page-break/><text:span text:style-name="T1">Current State page</text:span><text:bookmark-end text:name="__RefHeading__5443_1917525231"/></text:h>
      <text:list xml:id="list36238655" text:style-name="L11">
        <text:list-item>
          <text:p text:style-name="P12"><text:span text:style-name="T9">delete the worst case table</text:span></text:p>
          <text:list>
            <text:list-item>
              <text:p text:style-name="P12"><text:span text:style-name="T9">move it in the M-N domain page</text:span></text:p>
            </text:list-item>
          </text:list>
        </text:list-item>
        <text:list-item>
          <text:p text:style-name="P19"><text:span text:style-name="T1">add (if you think that it's useful) a dynamic map (play with the dimensions :-) ):</text:span></text:p>
          <text:list>
            <text:list-item>
              <text:p text:style-name="P19"><text:span text:style-name="T5">&lt;iframe src="https://www.google.com/maps/embed?pb=!1m14!1m12!1m3!1d3436.954016966272!2d10.754984923790765!3d45.045481853266686!2m3!1f0!2f0!3f0!3m2!1i1024!2i768!4f13.1!5e1!3m2!1sit!2sit!4v1387812176144" width="600" height="450" frameborder="0" style="border:0"&gt;&lt;/iframe&gt;</text:span></text:p>
            </text:list-item>
          </text:list>
        </text:list-item>
        <text:list-item>
          <text:p text:style-name="P19"><text:span text:style-name="T2">add the link to the official Po site (AIPO) for the borgoforte river values (under the labels)</text:span></text:p>
          <text:list>
            <text:list-item>
              <text:p text:style-name="P17"><text:a xlink:type="simple" xlink:href="http://46.37.22.75/aipo/current.asp?ID=2&amp;Measure=All"><text:span text:style-name="T16">http://46.37.22.75/aipo/current.asp?ID=2&amp;Measure=All</text:span></text:a></text:p>
            </text:list-item>
            <text:list-item>
              <text:p text:style-name="P17"><text:a xlink:type="simple" xlink:href="http://46.37.22.75/aipo/Data.asp?Station=2&amp;Measure=All"><text:span text:style-name="T16">http://46.37.22.75/aipo/Data.asp?Station=2&amp;Measure=All</text:span></text:a></text:p>
            </text:list-item>
          </text:list>
        </text:list-item>
        <text:list-item>
          <text:p text:style-name="P19"><text:span text:style-name="T2">improve the quality of the labels, adding the real data and also the water height in meter (which is water level – river bed level)</text:span></text:p>
        </text:list-item>
        <text:list-item>
          <text:p text:style-name="P19"><text:span text:style-name="T2">the right order of the labels (with the right measure units) is:</text:span></text:p>
          <text:list>
            <text:list-item>
              <text:p text:style-name="P19"><text:span text:style-name="T2">flow rate [m^3/s]</text:span></text:p>
            </text:list-item>
            <text:list-item>
              <text:p text:style-name="P19"><text:span text:style-name="T2">water speed [m/s]</text:span></text:p>
            </text:list-item>
            <text:list-item>
              <text:p text:style-name="P19"><text:span text:style-name="T2">water level [m asl]</text:span></text:p>
            </text:list-item>
            <text:list-item>
              <text:p text:style-name="P19"><text:span text:style-name="T2">water height [m]</text:span></text:p>
            </text:list-item>
            <text:list-item>
              <text:p text:style-name="P19"><text:span text:style-name="T2">river bed level [m asl]</text:span></text:p>
            </text:list-item>
            <text:list-item>
              <text:p text:style-name="P19"><text:span text:style-name="T2">wind speed [m/s]</text:span></text:p>
            </text:list-item>
            <text:list-item>
              <text:p text:style-name="P19"><text:span text:style-name="T2">wind direction [°] (specify that it is the direction FROM which the wind comes)</text:span></text:p>
            </text:list-item>
          </text:list>
        </text:list-item>
        <text:list-item>
          <text:p text:style-name="P19"><text:span text:style-name="T2">change the labels of the graphs:</text:span></text:p>
          <text:list>
            <text:list-item>
              <text:p text:style-name="P19"><text:span text:style-name="T2">anemometer → <text:s/>re-name in wind speed</text:span></text:p>
              <text:list>
                <text:list-item>
                  <text:p text:style-name="P19"><text:span text:style-name="T2">for the max wind speed, don't draw a curve, but only points</text:span></text:p>
                </text:list-item>
                <text:list-item>
                  <text:p text:style-name="P19"><text:span text:style-name="T2">block/set the y axis from 0 to 45 m/s</text:span></text:p>
                </text:list-item>
              </text:list>
            </text:list-item>
            <text:list-item>
              <text:p text:style-name="P19"><text:span text:style-name="T2">wind direction</text:span></text:p>
              <text:list>
                <text:list-item>
                  <text:p text:style-name="P19"><text:span text:style-name="T2">set/block the y axis from 0 to 360°</text:span></text:p>
                </text:list-item>
              </text:list>
            </text:list-item>
            <text:list-item>
              <text:p text:style-name="P19"><text:span text:style-name="T2">Hydrometer graph → re-name in water height</text:span></text:p>
              <text:list>
                <text:list-item>
                  <text:p text:style-name="P19"><text:span text:style-name="T2">the blue line is the water level</text:span></text:p>
                </text:list-item>
                <text:list-item>
                  <text:p text:style-name="P19"><text:span text:style-name="T2">the red line is the river bed level</text:span></text:p>
                </text:list-item>
              </text:list>
            </text:list-item>
          </text:list>
        </text:list-item>
        <text:list-item>
          <text:p text:style-name="P19"><text:span text:style-name="T3">Truncate the decimals in the graphs (maximum 2 decimals)</text:span></text:p>
        </text:list-item>
      </text:list>
      <text:h text:style-name="P30" text:outline-level="2"><text:bookmark-start text:name="__RefHeading__5445_1917525231"/><text:span text:style-name="T2">History Diagrams page</text:span><text:bookmark-end text:name="__RefHeading__5445_1917525231"/></text:h>
      <text:list xml:id="list36253988" text:style-name="L12">
        <text:list-item>
          <text:p text:style-name="P20"><text:span text:style-name="T10">call it only “history” or “historical data”</text:span></text:p>
        </text:list-item>
        <text:list-item>
          <text:p text:style-name="P20"><text:span text:style-name="T2">for the graphs it's the same said for the Current State page</text:span></text:p>
        </text:list-item>
      </text:list>
      <text:h text:style-name="P30" text:outline-level="2"><text:bookmark-start text:name="__RefHeading__5447_1917525231"/><text:span text:style-name="T2">Parameters page</text:span><text:bookmark-end text:name="__RefHeading__5447_1917525231"/></text:h>
      <text:list xml:id="list36252333" text:style-name="L13">
        <text:list-item>
          <text:p text:style-name="P21"><text:span text:style-name="T2">delete the Parameter Data ID column </text:span><text:span text:style-name="T7">and </text:span><text:span text:style-name="T2"><text:s/>the Parameter ID coulumn</text:span></text:p>
        </text:list-item>
        <text:list-item>
          <text:p text:style-name="P21"><text:span text:style-name="T2">delete the User ID coulimn</text:span></text:p>
        </text:list-item>
        <text:list-item>
          <text:p text:style-name="P21"><text:span text:style-name="T2">add a column with 1,2,3,... to order the parameters</text:span></text:p>
        </text:list-item>
        <text:list-item>
          <text:p text:style-name="P21"><text:span text:style-name="T2">ask to Lorenzo for further fixes about the other columns</text:span></text:p>
        </text:list-item>
      </text:list>
      <text:h text:style-name="P30" text:outline-level="2"><text:bookmark-start text:name="__RefHeading__5449_1917525231"/><text:soft-page-break/><text:span text:style-name="T3">Statistics page</text:span><text:bookmark-end text:name="__RefHeading__5449_1917525231"/></text:h>
      <text:list xml:id="list36272179" text:style-name="L14">
        <text:list-item>
          <text:p text:style-name="P22"><text:span text:style-name="T11">add more statistics like</text:span></text:p>
          <text:list>
            <text:list-item>
              <text:p text:style-name="P22"><text:span text:style-name="T11">wrong values</text:span></text:p>
            </text:list-item>
            <text:list-item>
              <text:p text:style-name="P22"><text:span text:style-name="T11">errors</text:span></text:p>
            </text:list-item>
            <text:list-item>
              <text:p text:style-name="P22"><text:span text:style-name="T11">uncertain values</text:span></text:p>
            </text:list-item>
            <text:list-item>
              <text:p text:style-name="P22"><text:span text:style-name="T11">etc</text:span></text:p>
            </text:list-item>
          </text:list>
        </text:list-item>
      </text:list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h text:style-name="P27" text:outline-level="1"><text:bookmark-start text:name="__RefHeading__5451_1917525231"/><text:soft-page-break/><text:span text:style-name="T4">BACK END</text:span><text:bookmark-end text:name="__RefHeading__5451_1917525231"/></text:h>
      <text:h text:style-name="Heading_20_2" text:outline-level="2"><text:bookmark-start text:name="__RefHeading__5453_1917525231"/><text:span text:style-name="T17">Mathematical Stuffs</text:span><text:bookmark-end text:name="__RefHeading__5453_1917525231"/></text:h>
      <text:list xml:id="list36371914" text:style-name="L15">
        <text:list-item>
          <text:p text:style-name="P23"><text:span text:style-name="T6">Try to find a method to fix a limit to the files that could be parsed simultaneously (Lorenzo, ask me if you don't undertand...you know it's difficult to explain :-) )</text:span></text:p>
        </text:list-item>
        <text:list-item>
          <text:p text:style-name="P23"><text:span text:style-name="T6">Finalize the controller to avoid to fill with 0 the DB when the data are finished</text:span></text:p>
        </text:list-item>
      </text:list>
      <text:h text:style-name="Heading_20_2" text:outline-level="2"><text:bookmark-start text:name="__RefHeading__5455_1917525231"/><text:span text:style-name="T6">Authentication System</text:span><text:bookmark-end text:name="__RefHeading__5455_1917525231"/></text:h>
      <text:list xml:id="list36512743" text:continue-numbering="true" text:style-name="L15">
        <text:list-item>
          <text:p text:style-name="P23"><text:span text:style-name="T6">Finalize the Authentication System</text:span></text:p>
        </text:list-item>
      </text:list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h text:style-name="Heading_20_1" text:outline-level="1"><text:bookmark-start text:name="__RefHeading__5457_1917525231"/><text:soft-page-break/><text:span text:style-name="T6">DOCUMENTATION STUFFS</text:span><text:bookmark-end text:name="__RefHeading__5457_1917525231"/></text:h>
      <text:h text:style-name="P31" text:outline-level="2"><text:bookmark-start text:name="__RefHeading__5459_1917525231"/><text:span text:style-name="T6">User Guide</text:span><text:bookmark-end text:name="__RefHeading__5459_1917525231"/></text:h>
      <text:list xml:id="list36399017" text:style-name="L16">
        <text:list-item>
          <text:p text:style-name="P14"><text:span text:style-name="T6">Describe how to use our product</text:span></text:p>
        </text:list-item>
        <text:list-item>
          <text:p text:style-name="P14"><text:span text:style-name="T6">Describe what it could do and what it cannot do</text:span></text:p>
        </text:list-item>
        <text:list-item>
          <text:p text:style-name="P14"><text:span text:style-name="T6">Describe the use cases</text:span></text:p>
        </text:list-item>
        <text:list-item>
          <text:p text:style-name="P14"><text:span text:style-name="T6">Describe the funcitionalities</text:span></text:p>
        </text:list-item>
        <text:list-item>
          <text:p text:style-name="P14"><text:span text:style-name="T6">etc</text:span></text:p>
        </text:list-item>
      </text:list>
      <text:h text:style-name="P31" text:outline-level="2"><text:bookmark-start text:name="__RefHeading__5461_1917525231"/><text:span text:style-name="T6">Installation Guide</text:span><text:bookmark-end text:name="__RefHeading__5461_1917525231"/></text:h>
      <text:list xml:id="list36433078" text:style-name="L17">
        <text:list-item>
          <text:p text:style-name="P16"><text:span text:style-name="T6">Describe the prerequisites for the installation of the product</text:span></text:p>
        </text:list-item>
        <text:list-item>
          <text:p text:style-name="P16"><text:span text:style-name="T6">Describe how to configure tomcat with mysql</text:span></text:p>
        </text:list-item>
        <text:list-item>
          <text:p text:style-name="P16"><text:span text:style-name="T6">Describe how to install it on Windows</text:span></text:p>
        </text:list-item>
        <text:list-item>
          <text:p text:style-name="P16"><text:span text:style-name="T6">Describe how to install it on Linux</text:span></text:p>
        </text:list-item>
        <text:list-item>
          <text:p text:style-name="P16"><text:span text:style-name="T6">Describe how to deploy the site</text:span></text:p>
        </text:list-item>
        <text:list-item>
          <text:p text:style-name="P16"><text:span text:style-name="T6">Describe where are the configuration path file (in which the program could search the data sources)</text:span></text:p>
        </text:list-item>
        <text:list-item>
          <text:p text:style-name="P16"><text:span text:style-name="T6">Describe the package that we'll distribute</text:span></text:p>
          <text:list>
            <text:list-item>
              <text:p text:style-name="P16"><text:span text:style-name="T6">First Version (without sources) it contains:</text:span></text:p>
              <text:list>
                <text:list-item>
                  <text:p text:style-name="P16"><text:span text:style-name="T6">the executable</text:span></text:p>
                </text:list-item>
                <text:list-item>
                  <text:p text:style-name="P16"><text:span text:style-name="T6">the mysql schema</text:span></text:p>
                </text:list-item>
                <text:list-item>
                  <text:p text:style-name="P16"><text:span text:style-name="T6">the installation guide</text:span></text:p>
                </text:list-item>
                <text:list-item>
                  <text:p text:style-name="P16"><text:span text:style-name="T6">the user guide</text:span></text:p>
                </text:list-item>
                <text:list-item>
                  <text:p text:style-name="P16"><text:span text:style-name="T6">the technical documentation</text:span></text:p>
                </text:list-item>
                <text:list-item>
                  <text:p text:style-name="P16"><text:span text:style-name="T6">the EngineConfig folder</text:span></text:p>
                </text:list-item>
                <text:list-item>
                  <text:p text:style-name="P16"><text:span text:style-name="T6">the Source folder</text:span></text:p>
                </text:list-item>
                <text:list-item>
                  <text:p text:style-name="P16"><text:span text:style-name="T6">the license</text:span></text:p>
                </text:list-item>
              </text:list>
            </text:list-item>
            <text:list-item>
              <text:p text:style-name="P16"><text:span text:style-name="T6">Second Version (with sources)</text:span></text:p>
              <text:list>
                <text:list-item>
                  <text:p text:style-name="P16"><text:span text:style-name="T6">the first version plus</text:span></text:p>
                </text:list-item>
                <text:list-item>
                  <text:p text:style-name="P16"><text:span text:style-name="T6">the sources</text:span></text:p>
                </text:list-item>
                <text:list-item>
                  <text:p text:style-name="P16"><text:span text:style-name="T6">the javadocs → produce the javadocs</text:span></text:p>
                </text:list-item>
              </text:list>
            </text:list-item>
          </text:list>
        </text:list-item>
      </text:list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h text:style-name="P28" text:outline-level="1"><text:bookmark-start text:name="__RefHeading__5463_1917525231"/><text:soft-page-break/><text:span text:style-name="T7">Suggestions? You're welcome :-)</text:span><text:bookmark-end text:name="__RefHeading__5463_19175252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4T15:15:59.26</meta:creation-date>
    <dc:date>2013-12-24T16:37:07.01</dc:date>
    <meta:editing-duration>PT5M4S</meta:editing-duration>
    <meta:editing-cycles>1</meta:editing-cycles>
    <meta:document-statistic meta:table-count="0" meta:image-count="0" meta:object-count="0" meta:page-count="8" meta:paragraph-count="157" meta:word-count="1083" meta:character-count="5879" meta:non-whitespace-character-count="5027"/>
    <meta:generator>LibreOffice/3.6$Windows_x86 LibreOffice_project/da8c1e6-fd468f4-454e206-f42a4a9-143cfd</meta:generator>
  </office:meta>
</office:document-meta>
</file>